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Архитектура и пайплайн (end-to-end)</text:h>
      <text:p text:style-name="Text_20_body"><text:span text:style-name="Strong_20_Emphasis">Цель:</text:span> отвечать на вопросы с максимальной релевантностью и проверяемостью, с прозрачными ссылками на пункты/страницы источников.</text:p>
      <text:p text:style-name="Text_20_body"><text:span text:style-name="Strong_20_Emphasis">Поток данных:</text:span></text:p>
      <text:list text:style-name="L1">
        <text:list-item>
          <text:p text:style-name="P4"><text:span text:style-name="Strong_20_Emphasis">Загрузка и преобразование документов</text:span></text:p>
          <text:list>
            <text:list-item>
              <text:p text:style-name="P4"><text:span text:style-name="Strong_20_Emphasis">PDF</text:span>: извлечение текста + таблиц; если скан — OCR (Tesseract <text:span text:style-name="Source_20_Text">rus</text:span> или PaddleOCR для кириллицы). <text:a xlink:type="simple" xlink:href="https://tesseract-ocr.github.io/tessdoc/Installation.html?utm_source=chatgpt.com" office:target-frame-name="_blank" xlink:show="new" text:style-name="Internet_20_link" text:visited-style-name="Visited_20_Internet_20_Link">Tesseract OCR</text:a><text:a xlink:type="simple" xlink:href="https://github.com/tesseract-ocr/tessdata/blob/main/rus.traineddata?utm_source=chatgpt.com" office:target-frame-name="_blank" xlink:show="new" text:style-name="Internet_20_link" text:visited-style-name="Visited_20_Internet_20_Link">GitHub</text:a><text:a xlink:type="simple" xlink:href="https://paddlepaddle.github.io/PaddleOCR/main/en/version3.x/algorithm/PP-OCRv5/PP-OCRv5_multi_languages.html?utm_source=chatgpt.com" office:target-frame-name="_blank" xlink:show="new" text:style-name="Internet_20_link" text:visited-style-name="Visited_20_Internet_20_Link">paddlepaddle.github.io</text:a></text:p>
            </text:list-item>
            <text:list-item>
              <text:p text:style-name="P4"><text:span text:style-name="Strong_20_Emphasis">DOC/DOCX</text:span>: <text:span text:style-name="Source_20_Text">python-docx</text:span>/<text:span text:style-name="Source_20_Text">docx2txt</text:span> или конвертация в Markdown/HTML через Pandoc/pypandoc (удобно для сохранения структуры).</text:p>
            </text:list-item>
            <text:list-item>
              <text:p text:style-name="P4"><text:span text:style-name="Strong_20_Emphasis">RTF</text:span>: конвертация в текст (<text:span text:style-name="Source_20_Text">striprtf</text:span>) или через Pandoc, если нужна структура. <text:a xlink:type="simple" xlink:href="https://pypi.org/project/pypandoc/?utm_source=chatgpt.com" office:target-frame-name="_blank" xlink:show="new" text:style-name="Internet_20_link" text:visited-style-name="Visited_20_Internet_20_Link">PyPI+1</text:a><text:a xlink:type="simple" xlink:href="https://pandoc.org/MANUAL.html?utm_source=chatgpt.com" office:target-frame-name="_blank" xlink:show="new" text:style-name="Internet_20_link" text:visited-style-name="Visited_20_Internet_20_Link">pandoc.org</text:a></text:p>
            </text:list-item>
          </text:list>
        </text:list-item>
        <text:list-item>
          <text:p text:style-name="P4"><text:span text:style-name="Strong_20_Emphasis">Парсинг структуры норматива</text:span></text:p>
          <text:list>
            <text:list-item>
              <text:p text:style-name="P4">Нормализация заголовков («Раздел», «Глава», «Пункт», «Приложение», «Таблица»), извлечение оглавления, номеров пунктов, страниц; сохранение <text:span text:style-name="Strong_20_Emphasis">page span</text:span> для цитирования.</text:p>
            </text:list-item>
            <text:list-item>
              <text:p text:style-name="P4">Спец-обработка таблиц/приложений: например, в <text:span text:style-name="Strong_20_Emphasis">ТР ТС 032/2013</text:span> есть раздел «II. Основные понятия», «Приложение № 1», а также <text:span text:style-name="Strong_20_Emphasis">таблицы 1–9</text:span> — их лучше хранить как цельные куски (HTML/Markdown) с метаданными. </text:p>
            </text:list-item>
            <text:list-item>
              <text:p text:style-name="P4">Во втором примере (<text:span text:style-name="Strong_20_Emphasis">Приказ РТН №136, рекомендации по диагностированию резервуаров</text:span>) — много форм/таблиц, их тоже стоит индексировать как атомарные фрагменты. </text:p>
            </text:list-item>
          </text:list>
        </text:list-item>
        <text:list-item>
          <text:p text:style-name="P4"><text:span text:style-name="Strong_20_Emphasis">Чанкование (domain-aware)</text:span></text:p>
          <text:list>
            <text:list-item>
              <text:p text:style-name="P4">Алгоритм: <text:span text:style-name="Strong_20_Emphasis">по заголовкам</text:span> + <text:span text:style-name="Strong_20_Emphasis">смысловой размер</text:span> (800–1500 символов или 200–400 слов) с <text:span text:style-name="Strong_20_Emphasis">overlap 10–15%</text:span>.</text:p>
            </text:list-item>
            <text:list-item>
              <text:p text:style-name="P4">Для таблиц и «пунктов»: не резать внутри строки таблицы или одного пункта/подпункта (например, «п. 2.1.3» — один чанк).</text:p>
            </text:list-item>
            <text:list-item>
              <text:p text:style-name="P4">В каждый чанк пишем «якоря»: <text:span text:style-name="Source_20_Text">doc_id</text:span>, <text:span text:style-name="Source_20_Text">номер_пункта</text:span>, <text:span text:style-name="Source_20_Text">путь_разделов</text:span>, <text:span text:style-name="Source_20_Text">страницы</text:span>, <text:span text:style-name="Source_20_Text">таблица_id</text:span>, <text:span text:style-name="Source_20_Text">редакция/дата_вступления</text:span>.</text:p>
            </text:list-item>
          </text:list>
        </text:list-item>
        <text:list-item>
          <text:p text:style-name="P4"><text:span text:style-name="Strong_20_Emphasis">Эмбеддинг и индексирование (Qdrant)</text:span></text:p>
          <text:list>
            <text:list-item>
              <text:p text:style-name="P4">Вычисляем <text:span text:style-name="Strong_20_Emphasis">dense</text:span>-эмбеддинги выбранной модели (см. ниже) и кладём в Qdrant.</text:p>
            </text:list-item>
            <text:list-item>
              <text:p text:style-name="P4">Параллельно считаем <text:span text:style-name="Strong_20_Emphasis">sparse</text:span> (BM25/SPLADE) и включаем <text:span text:style-name="Strong_20_Emphasis">гибридный поиск</text:span> (dense + sparse) — значительно улучшает точность по ключевым словам и терминам из норматива. <text:a xlink:type="simple" xlink:href="https://qdrant.tech/articles/hybrid-search/?utm_source=chatgpt.com" office:target-frame-name="_blank" xlink:show="new" text:style-name="Internet_20_link" text:visited-style-name="Visited_20_Internet_20_Link">Qdrant+1</text:a><text:a xlink:type="simple" xlink:href="https://qdrant.github.io/fastembed/examples/Supported_Models/?utm_source=chatgpt.com" office:target-frame-name="_blank" xlink:show="new" text:style-name="Internet_20_link" text:visited-style-name="Visited_20_Internet_20_Link">qdrant.github.io</text:a></text:p>
            </text:list-item>
            <text:list-item>
              <text:p text:style-name="P4">В payload (метаданных) создаём индексы полей для фильтрации: <text:span text:style-name="Source_20_Text">doc_type</text:span>, <text:span text:style-name="Source_20_Text">номер</text:span>, <text:span text:style-name="Source_20_Text">раздел</text:span>, <text:span text:style-name="Source_20_Text">пункт</text:span>, <text:span text:style-name="Source_20_Text">дата_редакции</text:span>, <text:span text:style-name="Source_20_Text">язык</text:span>, <text:span text:style-name="Source_20_Text">страницы</text:span>, <text:span text:style-name="Source_20_Text">is_table</text:span>, <text:soft-page-break/><text:span text:style-name="Source_20_Text">valid_from/to</text:span>. Qdrant умеет фильтрацию по payload прямо на этапе поиска. <text:a xlink:type="simple" xlink:href="https://cookbook.openai.com/examples/vector_databases/qdrant/getting_started_with_qdrant_and_openai?utm_source=chatgpt.com" office:target-frame-name="_blank" xlink:show="new" text:style-name="Internet_20_link" text:visited-style-name="Visited_20_Internet_20_Link">cookbook.openai.com</text:a></text:p>
            </text:list-item>
          </text:list>
        </text:list-item>
        <text:list-item>
          <text:p text:style-name="P4"><text:span text:style-name="Strong_20_Emphasis">Ретривер → (опц.) реранкер → LLM-ответ</text:span></text:p>
          <text:list>
            <text:list-item>
              <text:p text:style-name="P4">Ретривер: гибридный (dense+sparse) top-k (например, k=30).</text:p>
            </text:list-item>
            <text:list-item>
              <text:p text:style-name="P4"><text:span text:style-name="Strong_20_Emphasis">Реранкер (cross-encoder)</text:span>: переранжировать top-k в top-5/7 (см. модели ниже — bge-reranker-v2-m3, мультиязычный). <text:a xlink:type="simple" xlink:href="https://huggingface.co/BAAI/bge-reranker-v2-m3?utm_source=chatgpt.com" office:target-frame-name="_blank" xlink:show="new" text:style-name="Internet_20_link" text:visited-style-name="Visited_20_Internet_20_Link">Hugging Face</text:a></text:p>
            </text:list-item>
            <text:list-item>
              <text:p text:style-name="P4">LLM (инструкционная): собрать ответ + <text:span text:style-name="Strong_20_Emphasis">строгие ссылки</text:span>: «п. X.Y, стр. N, Таблица Z». (Для русского — Qwen2.5 Instruct даёт мультиязычную поддержку и длинный контекст.) <text:a xlink:type="simple" xlink:href="https://huggingface.co/Qwen/Qwen2.5-7B-Instruct?utm_source=chatgpt.com" office:target-frame-name="_blank" xlink:show="new" text:style-name="Internet_20_link" text:visited-style-name="Visited_20_Internet_20_Link">Hugging Face</text:a></text:p>
            </text:list-item>
          </text:list>
        </text:list-item>
        <text:list-item>
          <text:p text:style-name="P4"><text:span text:style-name="Strong_20_Emphasis">Оценка качества (offline/online)</text:span></text:p>
          <text:list>
            <text:list-item>
              <text:p text:style-name="P4">Offline: RAGAS (faithfulness, context recall/precision, answer relevance/accuracy), интеграция с LangChain/LangSmith. <text:a xlink:type="simple" xlink:href="https://docs.ragas.io/en/stable/?utm_source=chatgpt.com" office:target-frame-name="_blank" xlink:show="new" text:style-name="Internet_20_link" text:visited-style-name="Visited_20_Internet_20_Link">Ragas+1</text:a><text:a xlink:type="simple" xlink:href="https://blog.langchain.com/evaluating-rag-pipelines-with-ragas-langsmith/?utm_source=chatgpt.com" office:target-frame-name="_blank" xlink:show="new" text:style-name="Internet_20_link" text:visited-style-name="Visited_20_Internet_20_Link">LangChain Blog</text:a></text:p>
            </text:list-item>
            <text:list-item>
              <text:p text:style-name="P4">Online: пользовательская разметка «ответ помог/не помог», логирование запросов, A/B для эмбеддингов/реранкера.</text:p>
            </text:list-item>
          </text:list>
        </text:list-item>
        <text:list-item>
          <text:p text:style-name="P4"><text:span text:style-name="Strong_20_Emphasis">Продакшн-аспекты</text:span></text:p>
          <text:list>
            <text:list-item>
              <text:p text:style-name="P4">Qdrant: HNSW-индекс (типичные параметры стартом: <text:span text:style-name="Source_20_Text">m=64</text:span>, <text:span text:style-name="Source_20_Text">ef_construct=512</text:span>, настраиваем <text:span text:style-name="Source_20_Text">ef_search</text:span> под SLA). <text:a xlink:type="simple" xlink:href="https://qdrant.tech/documentation/guides/optimize/?utm_source=chatgpt.com" office:target-frame-name="_blank" xlink:show="new" text:style-name="Internet_20_link" text:visited-style-name="Visited_20_Internet_20_Link">Qdrant+1</text:a></text:p>
            </text:list-item>
            <text:list-item>
              <text:p text:style-name="P4">Снапшоты/бэкапы, версия коллекций по редакциям документов, observability (prometheus/grafana), и контроль «действующая/утратившая силу» редакция в фильтрах.</text:p>
            </text:list-item>
          </text:list>
        </text:list-item>
      </text:list>
      <text:p text:style-name="Horizontal_20_Line"/>
      <text:h text:style-name="Heading_20_1" text:outline-level="1">2) Технологический стек</text:h>
      <text:p text:style-name="Text_20_body"><text:span text:style-name="Strong_20_Emphasis">Язык и каркас:</text:span></text:p>
      <text:list text:style-name="L2">
        <text:list-item>
          <text:p text:style-name="P5">Python 3.11+, <text:span text:style-name="Strong_20_Emphasis">FastAPI</text:span> для API, <text:span text:style-name="Strong_20_Emphasis">LangChain</text:span>/<text:span text:style-name="Strong_20_Emphasis">LangGraph</text:span> для пайплайнов, Celery/Prefect — фоновые задачи.</text:p>
        </text:list-item>
      </text:list>
      <text:p text:style-name="Text_20_body"><text:span text:style-name="Strong_20_Emphasis">Парсинг/конвертация:</text:span></text:p>
      <text:list text:style-name="L3">
        <text:list-item>
          <text:p text:style-name="P6">PDF: <text:span text:style-name="Source_20_Text">pdfminer.six</text:span>, <text:span text:style-name="Source_20_Text">pypdf</text:span> + <text:span text:style-name="Source_20_Text">ocrmypdf</text:span> при сканах; OCR: <text:span text:style-name="Strong_20_Emphasis">Tesseract (rus traineddata)</text:span> или <text:span text:style-name="Strong_20_Emphasis">PaddleOCR</text:span> (поддержка восточно-славянских). <text:a xlink:type="simple" xlink:href="https://tesseract-ocr.github.io/tessdoc/Data-Files.html?utm_source=chatgpt.com" office:target-frame-name="_blank" xlink:show="new" text:style-name="Internet_20_link" text:visited-style-name="Visited_20_Internet_20_Link">Tesseract OCR</text:a><text:a xlink:type="simple" xlink:href="https://github.com/tesseract-ocr/tessdata/blob/main/rus.traineddata?utm_source=chatgpt.com" office:target-frame-name="_blank" xlink:show="new" text:style-name="Internet_20_link" text:visited-style-name="Visited_20_Internet_20_Link">GitHub</text:a><text:a xlink:type="simple" xlink:href="https://paddlepaddle.github.io/PaddleOCR/main/en/version3.x/algorithm/PP-OCRv5/PP-OCRv5_multi_languages.html?utm_source=chatgpt.com" office:target-frame-name="_blank" xlink:show="new" text:style-name="Internet_20_link" text:visited-style-name="Visited_20_Internet_20_Link">paddlepaddle.github.io</text:a></text:p>
        </text:list-item>
        <text:list-item>
          <text:p text:style-name="P6">DOC/DOCX: <text:span text:style-name="Source_20_Text">python-docx</text:span>, <text:span text:style-name="Source_20_Text">docx2txt</text:span>, либо <text:span text:style-name="Strong_20_Emphasis">pypandoc</text:span>. RTF: <text:span text:style-name="Strong_20_Emphasis">striprtf</text:span>/<text:span text:style-name="Strong_20_Emphasis">pypandoc</text:span>. <text:a xlink:type="simple" xlink:href="https://pypi.org/project/pypandoc/?utm_source=chatgpt.com" office:target-frame-name="_blank" xlink:show="new" text:style-name="Internet_20_link" text:visited-style-name="Visited_20_Internet_20_Link">PyPI+1</text:a></text:p>
        </text:list-item>
      </text:list>
      <text:p text:style-name="Text_20_body"><text:span text:style-name="Strong_20_Emphasis">Векторное хранилище и поиск:</text:span></text:p>
      <text:list text:style-name="L4">
        <text:list-item>
          <text:p text:style-name="P7"><text:span text:style-name="Strong_20_Emphasis">Qdrant</text:span> (Docker/K8s; Python client, <text:span text:style-name="Source_20_Text">langchain_qdrant</text:span>), <text:span text:style-name="Strong_20_Emphasis">hybrid retrieval</text:span> (dense + sparse/BM25/SPLADE через FastEmbed), <text:span text:style-name="Strong_20_Emphasis">payload-фильтры</text:span>. <text:a xlink:type="simple" xlink:href="https://qdrant.tech/blog/using-qdrant-and-langchain/?utm_source=chatgpt.com" office:target-frame-name="_blank" xlink:show="new" text:style-name="Internet_20_link" text:visited-style-name="Visited_20_Internet_20_Link">Qdrant+2Qdrant+2</text:a></text:p>
        </text:list-item>
      </text:list>
      <text:p text:style-name="Text_20_body"><text:span text:style-name="Strong_20_Emphasis">Эмбеддинги (RU-friendly, open-weights/APIs):</text:span></text:p>
      <text:list text:style-name="L5">
        <text:list-item>
          <text:p text:style-name="P8"><text:soft-page-break/><text:span text:style-name="Strong_20_Emphasis">BAAI/bge-m3</text:span> — мультиязычный, 1024-dim, длинный контекст (до 8k токенов). Часто показывает SOTA в многоязычных задачах; хорошая совместимость с реранкером от BAAI. <text:a xlink:type="simple" xlink:href="https://huggingface.co/BAAI/bge-m3?utm_source=chatgpt.com" office:target-frame-name="_blank" xlink:show="new" text:style-name="Internet_20_link" text:visited-style-name="Visited_20_Internet_20_Link">Hugging Face+1</text:a></text:p>
        </text:list-item>
        <text:list-item>
          <text:p text:style-name="P8"><text:span text:style-name="Strong_20_Emphasis">intfloat/multilingual-e5-large</text:span> (или <text:span text:style-name="Emphasis">-instruct</text:span>): 1024-dim, 100+ языков; сильный baseline. <text:a xlink:type="simple" xlink:href="https://deepinfra.com/models/embeddings/?utm_source=chatgpt.com" office:target-frame-name="_blank" xlink:show="new" text:style-name="Internet_20_link" text:visited-style-name="Visited_20_Internet_20_Link">deepinfra.com</text:a></text:p>
        </text:list-item>
        <text:list-item>
          <text:p text:style-name="P8"><text:span text:style-name="Strong_20_Emphasis">paraphrase-multilingual-mpnet-base-v2</text:span>: 768-dim, лёгкий и быстрый, 50+ языков — хороший бюджетный вариант/бенчмарк. <text:a xlink:type="simple" xlink:href="https://huggingface.co/sentence-transformers/paraphrase-multilingual-mpnet-base-v2?utm_source=chatgpt.com" office:target-frame-name="_blank" xlink:show="new" text:style-name="Internet_20_link" text:visited-style-name="Visited_20_Internet_20_Link">Hugging Face</text:a><text:line-break/><text:span text:style-name="Emphasis">(Опционально: ru-ориентированные вариации на базе sbert/rubert — ускоряем cold-start, но по кросс-домейну bge-m3/e5 чаще стабильно выше.)</text:span></text:p>
        </text:list-item>
      </text:list>
      <text:p text:style-name="Text_20_body"><text:span text:style-name="Strong_20_Emphasis">Реранкер (cross-encoder):</text:span></text:p>
      <text:list text:style-name="L6">
        <text:list-item>
          <text:p text:style-name="P9"><text:span text:style-name="Strong_20_Emphasis">BAAI/bge-reranker-v2-m3</text:span> — мультиязычный, лёгкий и быстрый (≈568M), отлично усиливает точность top-k → top-N. <text:a xlink:type="simple" xlink:href="https://huggingface.co/BAAI/bge-reranker-v2-m3?utm_source=chatgpt.com" office:target-frame-name="_blank" xlink:show="new" text:style-name="Internet_20_link" text:visited-style-name="Visited_20_Internet_20_Link">Hugging Face</text:a></text:p>
        </text:list-item>
      </text:list>
      <text:p text:style-name="Text_20_body"><text:span text:style-name="Strong_20_Emphasis">LLM для генерации ответа (RU):</text:span></text:p>
      <text:list text:style-name="L7">
        <text:list-item>
          <text:p text:style-name="P10"><text:span text:style-name="Strong_20_Emphasis">Qwen2.5-Instruct (7B/32B)</text:span> — мультиязычный (включая русский), длинный контекст (до 128k токенов). Самодостаточен on-prem либо через vLLM. <text:a xlink:type="simple" xlink:href="https://huggingface.co/Qwen/Qwen2.5-7B-Instruct?utm_source=chatgpt.com" office:target-frame-name="_blank" xlink:show="new" text:style-name="Internet_20_link" text:visited-style-name="Visited_20_Internet_20_Link">Hugging Face</text:a></text:p>
        </text:list-item>
      </text:list>
      <text:p text:style-name="Text_20_body"><text:span text:style-name="Strong_20_Emphasis">Оценка:</text:span></text:p>
      <text:list text:style-name="L8">
        <text:list-item>
          <text:p text:style-name="P11"><text:span text:style-name="Strong_20_Emphasis">RAGAS</text:span> (+ LangSmith) для метрик faithfulness/context-recall/precision/answer-relevance. <text:a xlink:type="simple" xlink:href="https://docs.ragas.io/en/stable/?utm_source=chatgpt.com" office:target-frame-name="_blank" xlink:show="new" text:style-name="Internet_20_link" text:visited-style-name="Visited_20_Internet_20_Link">Ragas+1</text:a></text:p>
        </text:list-item>
      </text:list>
      <text:p text:style-name="Horizontal_20_Line"/>
      <text:h text:style-name="Heading_20_1" text:outline-level="1">3) Структура репозитория</text:h>
      <text:p text:style-name="P1"><text:span text:style-name="Source_20_Text">rag-legal/</text:span></text:p>
      <text:p text:style-name="P2"><text:span text:style-name="Source_20_Text">├─ ingestion/</text:span></text:p>
      <text:p text:style-name="P2"><text:span text:style-name="Source_20_Text">│ <text:s/>├─ loaders/ (pdf, docx, rtf, ocr)</text:span></text:p>
      <text:p text:style-name="P2"><text:span text:style-name="Source_20_Text">│ <text:s/>├─ parsing/ (headings, tables, toc, page_spans)</text:span></text:p>
      <text:p text:style-name="P2"><text:span text:style-name="Source_20_Text">│ <text:s/>├─ cleaning/ (нормализация, дедуп, редакции)</text:span></text:p>
      <text:p text:style-name="P2"><text:span text:style-name="Source_20_Text">│ <text:s/>└─ chunking/ (by_headings, by_points, tables_as_blocks)</text:span></text:p>
      <text:p text:style-name="P2"><text:span text:style-name="Source_20_Text">├─ embeddings/</text:span></text:p>
      <text:p text:style-name="P2"><text:span text:style-name="Source_20_Text">│ <text:s/>├─ dense/ (bge-m3, e5)</text:span></text:p>
      <text:p text:style-name="P2"><text:span text:style-name="Source_20_Text">│ <text:s/>└─ sparse/ (fastembed bm25/splade)</text:span></text:p>
      <text:p text:style-name="P2"><text:span text:style-name="Source_20_Text">├─ vectorstore/</text:span></text:p>
      <text:p text:style-name="P2"><text:span text:style-name="Source_20_Text">│ <text:s/>├─ qdrant_client.py (schema, collections, indexes)</text:span></text:p>
      <text:p text:style-name="P2"><text:span text:style-name="Source_20_Text">│ <text:s/>└─ upsert.py</text:span></text:p>
      <text:p text:style-name="P2"><text:span text:style-name="Source_20_Text">├─ retrieval/</text:span></text:p>
      <text:p text:style-name="P2"><text:span text:style-name="Source_20_Text">│ <text:s/>├─ hybrid_retriever.py (dense+sparse)</text:span></text:p>
      <text:p text:style-name="P2"><text:span text:style-name="Source_20_Text">│ <text:s/>└─ rerank.py (bge-reranker-v2-m3)</text:span></text:p>
      <text:p text:style-name="P2"><text:span text:style-name="Source_20_Text">├─ llm/</text:span></text:p>
      <text:p text:style-name="P2"><text:span text:style-name="Source_20_Text">│ <text:s/>├─ prompts/ (ru QA + цитирование)</text:span></text:p>
      <text:p text:style-name="P2"><text:span text:style-name="Source_20_Text">│ <text:s/>└─ qwen2_5_infer.py</text:span></text:p>
      <text:p text:style-name="P2"><text:span text:style-name="Source_20_Text">├─ eval/</text:span></text:p>
      <text:p text:style-name="P2"><text:span text:style-name="Source_20_Text">│ <text:s/>├─ datasets/ (golden Q/A)</text:span></text:p>
      <text:p text:style-name="P2"><text:span text:style-name="Source_20_Text">│ <text:s/>└─ ragas_eval.py</text:span></text:p>
      <text:p text:style-name="P2"><text:span text:style-name="Source_20_Text">├─ app/</text:span></text:p>
      <text:p text:style-name="P2"><text:span text:style-name="Source_20_Text">│ <text:s/>├─ api.py (FastAPI)</text:span></text:p>
      <text:p text:style-name="P2"><text:span text:style-name="Source_20_Text">│ <text:s/>└─ ui/ (Streamlit/Next.js)</text:span></text:p>
      <text:p text:style-name="P2"><text:span text:style-name="Source_20_Text">└─ infra/</text:span></text:p>
      <text:p text:style-name="P2"><text:span text:style-name="Source_20_Text"><text:s text:c="3"/>├─ docker-compose.yaml (qdrant, api, ui)</text:span></text:p>
      <text:p text:style-name="P3"><text:span text:style-name="Source_20_Text"><text:s text:c="3"/>└─ config/ (qdrant config.yaml, envs)</text:span></text:p>
      <text:p text:style-name="Horizontal_20_Line"><text:soft-page-break/></text:p>
      <text:h text:style-name="Heading_20_1" text:outline-level="1">4) Схема метаданных (payload для Qdrant)</text:h>
      <text:list text:style-name="L9">
        <text:list-item>
          <text:p text:style-name="P12"><text:span text:style-name="Source_20_Text">doc_id</text:span>, <text:span text:style-name="Source_20_Text">doc_type</text:span> (ТР ТС / приказ / ГОСТ…), <text:span text:style-name="Source_20_Text">title</text:span>, <text:span text:style-name="Source_20_Text">number</text:span>, <text:span text:style-name="Source_20_Text">issuer</text:span>, <text:span text:style-name="Source_20_Text">lang</text:span>,</text:p>
        </text:list-item>
        <text:list-item>
          <text:p text:style-name="P12"><text:span text:style-name="Source_20_Text">effective_from</text:span>, <text:span text:style-name="Source_20_Text">effective_to</text:span>, <text:span text:style-name="Source_20_Text">revision_date</text:span>, <text:span text:style-name="Source_20_Text">status</text:span> (действ./утратил силу),</text:p>
        </text:list-item>
        <text:list-item>
          <text:p text:style-name="P12"><text:span text:style-name="Source_20_Text">section_path</text:span> (["Раздел II","п.2.1.3"]), <text:span text:style-name="Source_20_Text">article</text:span>/<text:span text:style-name="Source_20_Text">point</text:span>, <text:span text:style-name="Source_20_Text">appendix</text:span>, <text:span text:style-name="Source_20_Text">table_id</text:span>,</text:p>
        </text:list-item>
        <text:list-item>
          <text:p text:style-name="P12"><text:span text:style-name="Source_20_Text">page_start</text:span>, <text:span text:style-name="Source_20_Text">page_end</text:span>, <text:span text:style-name="Source_20_Text">is_table</text:span>, <text:span text:style-name="Source_20_Text">source_file</text:span>, <text:span text:style-name="Source_20_Text">checksum</text:span>, <text:span text:style-name="Source_20_Text">version</text:span>.<text:line-break/>Это позволит: фильтровать по редакции и точечно цитировать конкретный пункт/таблицу. (В <text:span text:style-name="Strong_20_Emphasis">ТР ТС 032/2013</text:span> и приложениях/таблицах это критично для верного контекста и ссылок. )</text:p>
        </text:list-item>
      </text:list>
      <text:p text:style-name="Horizontal_20_Line"/>
      <text:h text:style-name="Heading_20_1" text:outline-level="1">5) Настройки Qdrant (практично по умолчанию)</text:h>
      <text:list text:style-name="L10">
        <text:list-item>
          <text:p text:style-name="P13">Коллекция: <text:span text:style-name="Source_20_Text">vectors.size = 1024</text:span> (под <text:span text:style-name="Strong_20_Emphasis">bge-m3</text:span>; под mpnet — 768), <text:span text:style-name="Source_20_Text">distance=cosine</text:span>.</text:p>
        </text:list-item>
        <text:list-item>
          <text:p text:style-name="P13"><text:span text:style-name="Strong_20_Emphasis">Sparse vectors</text:span>: включить <text:span text:style-name="Source_20_Text">sparse_vectors</text:span> для BM25/SPLADE; гибридные запросы через новый Query API. <text:a xlink:type="simple" xlink:href="https://qdrant.tech/articles/hybrid-search/?utm_source=chatgpt.com" office:target-frame-name="_blank" xlink:show="new" text:style-name="Internet_20_link" text:visited-style-name="Visited_20_Internet_20_Link">Qdrant</text:a></text:p>
        </text:list-item>
        <text:list-item>
          <text:p text:style-name="P13">HNSW: начать с <text:span text:style-name="Source_20_Text">m=64</text:span>, <text:span text:style-name="Source_20_Text">ef_construct=512</text:span>; затем тюнинг <text:span text:style-name="Source_20_Text">ef_search</text:span> под latency/recall. <text:a xlink:type="simple" xlink:href="https://qdrant.tech/documentation/guides/optimize/?utm_source=chatgpt.com" office:target-frame-name="_blank" xlink:show="new" text:style-name="Internet_20_link" text:visited-style-name="Visited_20_Internet_20_Link">Qdrant</text:a></text:p>
        </text:list-item>
      </text:list>
      <text:p text:style-name="Horizontal_20_Line"/>
      <text:h text:style-name="Heading_20_1" text:outline-level="1">6) Режим ответа (guardrails)</text:h>
      <text:list text:style-name="L11">
        <text:list-item>
          <text:p text:style-name="P14">Шаблон промпта: «Отвечай кратко по сути, ссылайся <text:span text:style-name="Strong_20_Emphasis">в конце каждого абзаца</text:span> на конкретный пункт/таблицу: <text:span text:style-name="Source_20_Text">&lt;название&gt;, п. X.Y, стр. N</text:span>».</text:p>
        </text:list-item>
        <text:list-item>
          <text:p text:style-name="P14">Если контекст пуст/недостаточен — сообщить об этом и предложить уточнение (избегаем галлюцинаций).</text:p>
        </text:list-item>
        <text:list-item>
          <text:p text:style-name="P14">Для таблиц — рендерить мини-таблицу или ссылку «Таблица Z (стр. N)».</text:p>
        </text:list-item>
      </text:list>
      <text:p text:style-name="Horizontal_20_Line"/>
      <text:h text:style-name="Heading_20_1" text:outline-level="1">7) Что поставить прямо сейчас</text:h>
      <text:list text:style-name="L12">
        <text:list-item>
          <text:p text:style-name="P15"><text:span text:style-name="Strong_20_Emphasis">Эмбеддинги:</text:span> начни с <text:span text:style-name="Strong_20_Emphasis">BAAI/bge-m3</text:span> (универсально, 1024-dim); как лёгкий бэкап — <text:span text:style-name="Strong_20_Emphasis">paraphrase-multilingual-mpnet-base-v2</text:span> (768-dim). <text:a xlink:type="simple" xlink:href="https://huggingface.co/BAAI/bge-m3?utm_source=chatgpt.com" office:target-frame-name="_blank" xlink:show="new" text:style-name="Internet_20_link" text:visited-style-name="Visited_20_Internet_20_Link">Hugging Face+1</text:a></text:p>
        </text:list-item>
        <text:list-item>
          <text:p text:style-name="P15"><text:soft-page-break/><text:span text:style-name="Strong_20_Emphasis">Sparse:</text:span> FastEmbed <text:span text:style-name="Strong_20_Emphasis">Qdrant/bm25</text:span> или SPLADE++; включить гибрид. <text:a xlink:type="simple" xlink:href="https://huggingface.co/Qdrant/bm25?utm_source=chatgpt.com" office:target-frame-name="_blank" xlink:show="new" text:style-name="Internet_20_link" text:visited-style-name="Visited_20_Internet_20_Link">Hugging Face</text:a><text:a xlink:type="simple" xlink:href="https://qdrant.tech/documentation/fastembed/fastembed-splade/?utm_source=chatgpt.com" office:target-frame-name="_blank" xlink:show="new" text:style-name="Internet_20_link" text:visited-style-name="Visited_20_Internet_20_Link">Qdrant</text:a></text:p>
        </text:list-item>
        <text:list-item>
          <text:p text:style-name="P15"><text:span text:style-name="Strong_20_Emphasis">Реранкер:</text:span> <text:span text:style-name="Strong_20_Emphasis">bge-reranker-v2-m3</text:span>; top-30 → rerank → top-5. <text:a xlink:type="simple" xlink:href="https://huggingface.co/BAAI/bge-reranker-v2-m3?utm_source=chatgpt.com" office:target-frame-name="_blank" xlink:show="new" text:style-name="Internet_20_link" text:visited-style-name="Visited_20_Internet_20_Link">Hugging Face</text:a></text:p>
        </text:list-item>
        <text:list-item>
          <text:p text:style-name="P15"><text:span text:style-name="Strong_20_Emphasis">LLM:</text:span> <text:span text:style-name="Strong_20_Emphasis">Qwen2.5-Instruct</text:span> (7B/32B) под русский + длинные контексты. <text:a xlink:type="simple" xlink:href="https://huggingface.co/Qwen/Qwen2.5-7B-Instruct?utm_source=chatgpt.com" office:target-frame-name="_blank" xlink:show="new" text:style-name="Internet_20_link" text:visited-style-name="Visited_20_Internet_20_Link">Hugging Face</text:a></text:p>
        </text:list-item>
        <text:list-item>
          <text:p text:style-name="P15"><text:span text:style-name="Strong_20_Emphasis">Оценка:</text:span> <text:span text:style-name="Strong_20_Emphasis">RAGAS</text:span> с метриками faithfulness/context-recall/precision. <text:a xlink:type="simple" xlink:href="https://docs.ragas.io/en/stable/?utm_source=chatgpt.com" office:target-frame-name="_blank" xlink:show="new" text:style-name="Internet_20_link" text:visited-style-name="Visited_20_Internet_20_Link">Ragas</text:a></text:p>
        </text:list-item>
      </text:list>
      <text:p text:style-name="Horizontal_20_Line"/>
      <text:h text:style-name="Heading_20_1" text:outline-level="1">8) Нюансы под ваши примеры</text:h>
      <text:list text:style-name="L13">
        <text:list-item>
          <text:p text:style-name="P16"><text:span text:style-name="Strong_20_Emphasis">ТР ТС 032-2013</text:span> — учитывать разделы/приложения и <text:span text:style-name="Strong_20_Emphasis">таблицы 1–9</text:span> как атомарные чанки с HTML-таблицами; хранить номера пунктов, т.к. пользователи часто спрашивают «что требует п. …». </text:p>
        </text:list-item>
        <text:list-item>
          <text:p text:style-name="P16"><text:span text:style-name="Strong_20_Emphasis">Приказ РТН №136 (рекомендации)</text:span> — много форм/таблиц и терминов диагностики; таблицы и формы индексировать отдельными документами с метками <text:span text:style-name="Source_20_Text">is_table=true</text:span>/<text:span text:style-name="Source_20_Text">form=true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0:55:51.376004309</meta:creation-date>
    <dc:date>2025-08-25T10:56:49.784094939</dc:date>
    <meta:editing-duration>PT59S</meta:editing-duration>
    <meta:editing-cycles>1</meta:editing-cycles>
    <meta:document-statistic meta:table-count="0" meta:image-count="0" meta:object-count="0" meta:page-count="5" meta:paragraph-count="97" meta:word-count="922" meta:character-count="7320" meta:non-whitespace-character-count="6509"/>
    <meta:generator>LibreOffice/24.2.7.2$Linux_X86_64 LibreOffice_project/420$Build-2</meta:generator>
  </office:meta>
</office:document-meta>
</file>